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Wszystko Tobie oddać pragnę</text:span><text:span text:style-name="T1"><text:line-break/></text:span><text:span text:style-name="T1">i dla Ciebie tylko żyć!</text:span><text:span text:style-name="T1"><text:line-break/></text:span><text:span text:style-name="T1">Chcę Cię Jezu</text:span><text:span text:style-name="T1"><text:line-break/></text:span><text:span text:style-name="T1">kochać wiernie</text:span><text:span text:style-name="T1"><text:line-break/></text:span><text:span text:style-name="T1">dzieckiem Twoim zawsze by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Serce moje weź,</text:span><text:span text:style-name="T1"><text:line-break/></text:span><text:span text:style-name="T1">niech Twą śpiewa cześć,</text:span><text:span text:style-name="T1"><text:line-break/></text:span><text:span text:style-name="T1">serce moje, duszę moją, Panie Jezu weź!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2. Wszystko Tobie oddać pragnę</text:span><text:span text:style-name="T1"><text:line-break/></text:span><text:span text:style-name="T1">od najmłodszych</text:span><text:span text:style-name="T1"><text:line-break/></text:span><text:span text:style-name="T1">moich lat.</text:span><text:span text:style-name="T1"><text:line-break/></text:span><text:span text:style-name="T1">Pomóż Jezu by mnie</text:span><text:span text:style-name="T1"><text:line-break/></text:span><text:span text:style-name="T1">nie zwiódł</text:span><text:span text:style-name="T1"><text:line-break/></text:span><text:span text:style-name="T1">pokusami swymi świa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Serce moje weź,</text:span><text:span text:style-name="T1"><text:line-break/></text:span><text:span text:style-name="T1">niech Twą śpiewa cześć,</text:span><text:span text:style-name="T1"><text:line-break/></text:span><text:span text:style-name="T1">serce moje, duszę moją, Panie Jezu weź!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3. Wszystko Tobie oddać pragnę,</text:span><text:span text:style-name="T1"><text:line-break/></text:span><text:span text:style-name="T1">w duszy czuję</text:span><text:span text:style-name="T1"><text:line-break/></text:span><text:span text:style-name="T1">święty żar.</text:span><text:span text:style-name="T1"><text:line-break/></text:span><text:span text:style-name="T1">To Ty dajesz</text:span><text:span text:style-name="T1"><text:line-break/></text:span><text:span text:style-name="T1">dziecku swemu</text:span><text:span text:style-name="T1"><text:line-break/></text:span><text:span text:style-name="T1">Twojej łaski Boży dar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Serce moje weź,</text:span><text:span text:style-name="T1"><text:line-break/></text:span><text:span text:style-name="T1">niech Twą śpiewa cześć,</text:span><text:span text:style-name="T1"><text:line-break/></text:span><text:span text:style-name="T1">serce moje, duszę moją, Panie Jezu weź!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4-11-04T08:37:47.255000000</dc:date>
    <dc:language>pl-PL</dc:language>
    <meta:editing-cycles>17</meta:editing-cycles>
    <meta:editing-duration>PT19M37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